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12T09:39:48.63">
            <text:p>2020/1/12 9:3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">
            <text:p>9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2T09:39:48.74">
            <text:p>2020/1/12 9:3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0)">
            <text:p>sn(9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1">
            <text:p>101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4">
            <text:p>34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3">
            <text:p>3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9999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9999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9999">
            <text:p>2020/1/9 10:4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9999">
            <text:p>2020/1/9 10:47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2T09:39:46.72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2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2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2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2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2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3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89.69cm" draw:caption-point-x="-1.353cm" draw:caption-point-y="2.4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55];6;2)" office:value-type="string" office:string-value="09">
            <text:p>09</text:p>
          </table:table-cell>
          <table:table-cell table:formula="of:=MID([.F15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55];[.I155];&quot;-&quot;;LEFT([.G15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1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0)">
            <text:p>sn(9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2T09:39:49.02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4cm" draw:caption-point-x="-1.353cm" draw:caption-point-y="2.2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">
            <text:p>9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2T09:39:49.12">
            <text:p>2020/1/12 9:3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2T09:39:49.27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93cm" draw:caption-point-x="-1.353cm" draw:caption-point-y="2.4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90)">
            <text:p>sn(9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2T09:39:49.3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4cm" draw:caption-point-x="-1.353cm" draw:caption-point-y="2.29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95" table:on-update-keep-styles="true" table:on-update-keep-size="false"/>
        <table:database-range table:name="range_genre__kb" table:target-range-address="kb.G2:kb.G70"/>
        <table:database-range table:name="range_sn" table:target-range-address="gt.A2:gt.A95" table:on-update-keep-styles="true" table:on-update-keep-size="false"/>
        <table:database-range table:name="range_sn__kb" table:target-range-address="kb.A2:kb.A70"/>
        <table:database-range table:target-range-address="gt.A2:gt.I5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2020/01/12</text:date>, <text:time>09:39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12T09:39:48.26</dc:date>
    <dc:creator>iwabuchi ken</dc:creator>
    <meta:editing-duration>P6DT3H8S</meta:editing-duration>
    <meta:editing-cycles>563</meta:editing-cycles>
    <meta:generator>OpenOffice/4.1.3$Win32 OpenOffice.org_project/413m1$Build-9783</meta:generator>
    <meta:document-statistic meta:table-count="7" meta:cell-count="3122" meta:object-count="0"/>
    <meta:user-defined meta:name="sheets-banding"/>
    <meta:user-defined meta:name="sheets-original-selection"/>
  </office:meta>
</office:document-meta>
</file>